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ротеев Кирилл, отчет.</text:p>
      <text:p text:style-name="P1"/>
      <text:list xml:id="list7460169372637413096" text:style-name="L1">
        <text:list-item>
          <text:p text:style-name="P2">Установлена программа Vmware Workstation 10.</text:p>
        </text:list-item>
        <text:list-item>
          <text:p text:style-name="P2">Скачан образ ОС <text:span text:style-name="T1">CentOS </text:span>версии <text:span text:style-name="T1">minimal iso </text:span>с официального сайта <text:span text:style-name="T1">centos.org.</text:span></text:p>
        </text:list-item>
        <text:list-item>
          <text:p text:style-name="P2">В Vmware создана новая виртуальная машина. При установке указан путь к скачанному образу ОС. В пункте выбора операционной системы выбрана Linux, версия CentOS 64-bit.</text:p>
        </text:list-item>
        <text:list-item>
          <text:p text:style-name="P2">После создания виртуалки, она была запущена и установлена. После перезагрузки ОС виртуальной машины, она готова к рабо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7:55:56.01</meta:creation-date>
    <meta:document-statistic meta:table-count="0" meta:image-count="0" meta:object-count="0" meta:page-count="1" meta:paragraph-count="5" meta:word-count="64" meta:character-count="436"/>
    <dc:date>2015-06-30T18:05:35.48</dc:date>
    <meta:editing-duration>PT9M39S</meta:editing-duration>
    <meta:editing-cycles>1</meta:editing-cycles>
    <meta:generator>OpenOffice/4.0.1$Win32 OpenOffice.org_project/401m5$Build-9714</meta:generator>
  </office:meta>
</office:document-meta>
</file>